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Ubuntu" fo:language="sk" fo:country="SK" officeooo:rsid="00001c89" officeooo:paragraph-rsid="00001c89"/>
    </style:style>
    <style:style style:name="P2" style:family="paragraph" style:parent-style-name="Text_20_body">
      <style:text-properties style:font-name="Ubuntu" fo:language="sk" fo:country="SK" officeooo:rsid="00001c89" officeooo:paragraph-rsid="00001c89"/>
    </style:style>
    <style:style style:name="P3" style:family="paragraph" style:parent-style-name="Text_20_body">
      <style:text-properties style:font-name="Ubuntu" fo:language="sk" fo:country="SK" officeooo:rsid="0003558d" officeooo:paragraph-rsid="0003558d"/>
    </style:style>
    <style:style style:name="P4" style:family="paragraph" style:parent-style-name="Text_20_body">
      <style:text-properties style:font-name="Ubuntu" fo:language="sk" fo:country="SK" officeooo:rsid="000dcc59" officeooo:paragraph-rsid="000dcc59"/>
    </style:style>
    <style:style style:name="P5" style:family="paragraph" style:parent-style-name="Text_20_body">
      <style:text-properties style:font-name="Ubuntu" fo:language="sk" fo:country="SK" officeooo:rsid="0010ec3f" officeooo:paragraph-rsid="0010ec3f"/>
    </style:style>
    <style:style style:name="T1" style:family="text">
      <style:text-properties officeooo:rsid="000221b3"/>
    </style:style>
    <style:style style:name="T2" style:family="text">
      <style:text-properties officeooo:rsid="0007638d"/>
    </style:style>
    <style:style style:name="T3" style:family="text">
      <style:text-properties officeooo:rsid="00119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netizačná charakteristika</text:p>
      <text:p text:style-name="P2">Je závislosť magnetickej indukcie od intenzity magnetického poľa. <text:span text:style-name="T1">Pri paramagnetických a diamagnetických látkach je závislosť indukcie od intenzity lineárna čiže grafom je priamka.</text:span></text:p>
      <text:p text:style-name="P3">U feromagnetických látok nemôžeme hovoriť o lineárnej závislosti, pretože pre každú jednu intenzitu sa mení permeabilita. <text:span text:style-name="T2">Tam je závislosť nelineárna. Pre feromagetické látky sa nedá výpožtom určiť indukcia a intenzita, dá sa to len z grafu ktorý je udávaný výrobcom.</text:span></text:p>
      <text:p text:style-name="P4">Br – remanentný čiže zvyškový magnetizmus</text:p>
      <text:p text:style-name="P5">Od 0 po bod 1 je nízka intenzita, indukcia stúpa velmy pomaly, <text:s/><text:span text:style-name="T3">nemá pre prax žiaden význam. Medzi bodmy 1 a 2 s malým zvyšovaním intenzity (H) veľmy rýchlo rastie indukcia, používa sa v praxi. Od budu 2 ďalej je látka nasýtená, dalším zvyšovaním intenzity sa indukcia nemení, ostáva rovnaká, látka sa správa ako vzdu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8:07:27.754685116</meta:creation-date>
    <dc:date>2018-03-16T08:32:29.368525906</dc:date>
    <meta:editing-duration>PT24M56S</meta:editing-duration>
    <meta:editing-cycles>19</meta:editing-cycles>
    <meta:generator>LibreOffice/6.0.2.1$Linux_X86_64 LibreOffice_project/00m0$Build-1</meta:generator>
    <meta:document-statistic meta:table-count="0" meta:image-count="0" meta:object-count="0" meta:page-count="1" meta:paragraph-count="5" meta:word-count="125" meta:character-count="836" meta:non-whitespace-character-count="714"/>
  </office:meta>
</office:document-meta>
</file>